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4.217cm"/>
    </style:style>
    <style:style style:name="co4" style:family="table-column">
      <style:table-column-properties fo:break-before="auto" style:column-width="7.214cm"/>
    </style:style>
    <style:style style:name="ro3" style:family="table-row">
      <style:table-row-properties style:row-height="0.453cm" fo:break-before="auto" style:use-optimal-row-height="true"/>
    </style:style>
    <style:style style:name="ro2" style:family="table-row">
      <style:table-row-properties style:row-height="1.21cm" fo:break-before="auto" style:use-optimal-row-height="false"/>
    </style:style>
    <style:style style:name="ro4" style:family="table-row">
      <style:table-row-properties style:row-height="9.13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Arial" fo:font-size="12pt" fo:language="fr" fo:country="FR" fo:font-style="italic" fo:text-shadow="none" style:text-underline-style="none" fo:font-weight="normal" style:text-underline-mode="continuous" style:text-overline-mode="continuous" style:text-line-through-mode="continuous" style:font-size-asian="12pt" style:language-asian="zh" style:country-asian="CN" style:font-style-asian="italic" style:font-weight-asian="normal" style:font-size-complex="12pt" style:language-complex="hi" style:country-complex="IN" style:font-style-complex="italic"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37"/>
    <style:style style:name="ce5"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Arial" fo:font-size="10pt" fo:font-weight="normal" style:font-size-asian="10pt" style:font-weight-asian="normal" style:font-size-complex="10pt" style:font-weight-complex="normal"/>
    </style:style>
  </office:automatic-styles>
  <office:body>
    <office:spreadsheet>
      <table:table table:name="Feuille1" table:style-name="ta1" table:print="false">
        <table:table-column table:style-name="co3" table:default-cell-style-name="Default"/>
        <table:table-column table:style-name="co2" table:number-columns-repeated="2" table:default-cell-style-name="Default"/>
        <table:table-column table:style-name="co4" table:default-cell-style-name="ce3"/>
        <table:table-column table:style-name="co2" table:number-columns-repeated="2" table:default-cell-style-name="Default"/>
        <table:table-column table:style-name="co2" table:default-cell-style-name="ce4"/>
        <table:table-column table:style-name="co2" table:number-columns-repeated="2" table:default-cell-style-name="Default"/>
        <table:table-column table:style-name="co2" table:default-cell-style-name="ce5"/>
        <table:table-column table:style-name="co2" table:number-columns-repeated="3" table:default-cell-style-name="Default"/>
        <table:table-column table:style-name="co2" table:number-columns-repeated="2" table:default-cell-style-name="ce5"/>
        <table:table-column table:style-name="co2" table:number-columns-repeated="1009" table:default-cell-style-name="Default"/>
        <table:table-row table:style-name="ro3">
          <table:table-cell office:value-type="string">
            <text:p>titre</text:p>
          </table:table-cell>
          <table:table-cell office:value-type="string">
            <text:p>rubrique</text:p>
          </table:table-cell>
          <table:table-cell office:value-type="string">
            <text:p>id_langue</text:p>
          </table:table-cell>
          <table:table-cell table:style-name="Default" office:value-type="string">
            <text:p>resume</text:p>
          </table:table-cell>
          <table:table-cell office:value-type="string">
            <text:p>sommaire</text:p>
          </table:table-cell>
          <table:table-cell office:value-type="string">
            <text:p>accroche</text:p>
          </table:table-cell>
          <table:table-cell table:style-name="Default" office:value-type="string">
            <text:p>date_parution</text:p>
          </table:table-cell>
          <table:table-cell office:value-type="string">
            <text:p>id_editeur</text:p>
          </table:table-cell>
          <table:table-cell office:value-type="string">
            <text:p>id_collection</text:p>
          </table:table-cell>
          <table:table-cell table:style-name="Default" office:value-type="string">
            <text:p>dimension</text:p>
          </table:table-cell>
          <table:table-cell office:value-type="string">
            <text:p>poids</text:p>
          </table:table-cell>
          <table:table-cell office:value-type="string">
            <text:p>nb_pages</text:p>
          </table:table-cell>
          <table:table-cell office:value-type="string">
            <text:p>format</text:p>
          </table:table-cell>
          <table:table-cell table:style-name="Default" office:value-type="string">
            <text:p>isbn10</text:p>
          </table:table-cell>
          <table:table-cell table:style-name="Default" office:value-type="string">
            <text:p>isbn13</text:p>
          </table:table-cell>
          <table:table-cell office:value-type="string">
            <text:p>prix</text:p>
          </table:table-cell>
          <table:table-cell office:value-type="string">
            <text:p>stock</text:p>
          </table:table-cell>
          <table:table-cell office:value-type="string">
            <text:p>image</text:p>
          </table:table-cell>
          <table:table-cell office:value-type="string">
            <text:p>edition</text:p>
          </table:table-cell>
          <table:table-cell table:number-columns-repeated="1005"/>
        </table:table-row>
        <table:table-row table:style-name="ro2">
          <table:table-cell table:style-name="ce1" office:value-type="string">
            <text:p>Principia Mathematica</text:p>
          </table:table-cell>
          <table:table-cell office:value-type="string">
            <text:p>mathematique</text:p>
          </table:table-cell>
          <table:table-cell office:value-type="float" office:value="2">
            <text:p>2</text:p>
          </table:table-cell>
          <table:table-cell office:value-type="string">
            <text:p>Les Principia Mathematica sont une œuvre en trois volumes d'Alfred North Whitehead et Bertrand Russell, publiés à compte d'auteurn 1 en 1910-1913. Cette œuvre a pour sujet les fondements des mathématiques. Avec en particulier l'idéographie de Gottlob Frege, c'est un ouvrage fondamental, dans la mesure où il participe de façon décisive à la naissance de la logique moderne.</text:p>
          </table:table-cell>
          <table:table-cell/>
          <table:table-cell office:value-type="string">
            <text:p>Les fondements des mathématiques par Russel et Whitehead, un ouvrage fondateur de la logique moderne</text:p>
          </table:table-cell>
          <table:table-cell office:value-type="date" office:date-value="1910-01-01">
            <text:p>01/01/10</text:p>
          </table:table-cell>
          <table:table-cell office:value-type="float" office:value="1">
            <text:p>1</text:p>
          </table:table-cell>
          <table:table-cell/>
          <table:table-cell office:value-type="string">
            <text:p>24 x 2,9 x 17 cm </text:p>
          </table:table-cell>
          <table:table-cell office:value-type="float" office:value="400">
            <text:p>400</text:p>
          </table:table-cell>
          <table:table-cell office:value-type="float" office:value="350">
            <text:p>350</text:p>
          </table:table-cell>
          <table:table-cell office:value-type="string">
            <text:p>relié</text:p>
          </table:table-cell>
          <table:table-cell office:value-type="float" office:value="1214422725">
            <text:p>1214422725</text:p>
          </table:table-cell>
          <table:table-cell office:value-type="string">
            <text:p>987-1090085222 </text:p>
          </table:table-cell>
          <table:table-cell office:value-type="float" office:value="38">
            <text:p>38</text:p>
          </table:table-cell>
          <table:table-cell office:value-type="float" office:value="2">
            <text:p>2</text:p>
          </table:table-cell>
          <table:table-cell/>
          <table:table-cell office:value-type="float" office:value="8">
            <text:p>8</text:p>
          </table:table-cell>
          <table:table-cell table:style-name="ce6" table:number-columns-repeated="1005"/>
        </table:table-row>
        <table:table-row table:style-name="ro2">
          <table:table-cell office:value-type="string">
            <text:p>Formulaire de Mathématiques</text:p>
          </table:table-cell>
          <table:table-cell office:value-type="string">
            <text:p>mathematique</text:p>
          </table:table-cell>
          <table:table-cell office:value-type="float" office:value="1">
            <text:p>1</text:p>
          </table:table-cell>
          <table:table-cell office:value-type="string">
            <text:p>Le formulaire de mathématiques est une œuvre dirigée par <text:a xlink:href="https://fr.wikipedia.org/wiki/Giuseppe_Peano">Giuseppe Peano</text:a>, et rédigée par celui-ci et ses collaborateurs, parmi ceux-ci <text:a xlink:href="https://fr.wikipedia.org/w/index.php?title=Giovanni_Vailati&amp;action=edit&amp;redlink=1">Giovanni Vailati</text:a> <text:a xlink:href="https://en.wikipedia.org/wiki/Giovanni_Vailati">(en)</text:a>, <text:a xlink:href="https://fr.wikipedia.org/w/index.php?title=Mario_Pieri&amp;action=edit&amp;redlink=1">Mario Pieri</text:a> <text:a xlink:href="https://en.wikipedia.org/wiki/Mario_Pieri">(en)</text:a>, <text:a xlink:href="https://fr.wikipedia.org/wiki/Alessandro_Padoa">Alessandro Padoa</text:a>, <text:a xlink:href="https://fr.wikipedia.org/wiki/Giovanni_Vacca">Giovanni Vacca</text:a>, <text:a xlink:href="https://fr.wikipedia.org/wiki/Gino_Fano">Gino Fano</text:a>, <text:a xlink:href="https://fr.wikipedia.org/wiki/Cesare_Burali-Forti">Cesare Burali-Forti</text:a>, etc. Elle vise à exprimer de façon organisée les principales théories mathématiques dans la langue symbolique introduite par Peano à partir de 1888. </text:p>
          </table:table-cell>
          <table:table-cell table:number-columns-repeated="2"/>
          <table:table-cell office:value-type="date" office:date-value="1908-01-01">
            <text:p>01/01/08</text:p>
          </table:table-cell>
          <table:table-cell office:value-type="float" office:value="2">
            <text:p>2</text:p>
          </table:table-cell>
          <table:table-cell/>
          <table:table-cell office:value-type="string">
            <text:p>24 x 2,9 x 17 cm </text:p>
          </table:table-cell>
          <table:table-cell office:value-type="float" office:value="550">
            <text:p>550</text:p>
          </table:table-cell>
          <table:table-cell office:value-type="float" office:value="412">
            <text:p>412</text:p>
          </table:table-cell>
          <table:table-cell office:value-type="string">
            <text:p>relié</text:p>
          </table:table-cell>
          <table:table-cell office:value-type="float" office:value="7252212144">
            <text:p>7252212144</text:p>
          </table:table-cell>
          <table:table-cell office:value-type="string">
            <text:p>849-1010035671 </text:p>
          </table:table-cell>
          <table:table-cell office:value-type="float" office:value="43.9">
            <text:p>43,9</text:p>
          </table:table-cell>
          <table:table-cell office:value-type="float" office:value="1">
            <text:p>1</text:p>
          </table:table-cell>
          <table:table-cell/>
          <table:table-cell office:value-type="float" office:value="6">
            <text:p>6</text:p>
          </table:table-cell>
          <table:table-cell table:style-name="ce6" table:number-columns-repeated="1005"/>
        </table:table-row>
        <table:table-row table:style-name="ro4">
          <table:table-cell table:style-name="ce2" office:value-type="string">
            <text:p>Les limites de la connaissance</text:p>
          </table:table-cell>
          <table:table-cell office:value-type="string">
            <text:p>mathematique</text:p>
          </table:table-cell>
          <table:table-cell office:value-type="float" office:value="1">
            <text:p>1</text:p>
          </table:table-cell>
          <table:table-cell office:value-type="string">
            <text:p>La science nous permettra-t-elle un jour de tout savoir ? Ne rêve-t-elle pas d’une formule qui explique tout ? N’y aurait-il donc rien qui entrave sa marche triomphale ? Le monde deviendra-t-il transparent à l’intelligence humaine ? Tout mystère pourra-t-il être à jamais dissipé ? Hervé Zwirn pense qu’il n’en est rien. La science, en même temps qu’elle progresse à pas de géants, marque elle-même ses limites. C’est ce que montre la découverte des propositions indécidables qui ont suivi le théorème de Gödel. Ou celle des propriétés surprenantes du chaos déterministe. Ou encore les paradoxes de la théorie quantique qui ont opposé Einstein et Bohr et mettent en cause toute notre manière de penser. L’analyse de ces limites que la science découvre à sa propre connaissance conduit l’auteur à poser cette question, la plus profonde : qu’est-ce que le réel ? Hervé Zwirn, polytechnicien, docteur en physique théorique, est chercheur associé à l’Institut d’histoire et de philosophie des sciences et des techniques de Paris-I. </text:p>
          </table:table-cell>
          <table:table-cell table:number-columns-repeated="2"/>
          <table:table-cell office:value-type="date" office:date-value="2003-10-05">
            <text:p>05/10/03</text:p>
          </table:table-cell>
          <table:table-cell office:value-type="float" office:value="3">
            <text:p>3</text:p>
          </table:table-cell>
          <table:table-cell/>
          <table:table-cell office:value-type="string">
            <text:p>24 x 2,9 x 17 cm </text:p>
          </table:table-cell>
          <table:table-cell office:value-type="float" office:value="500">
            <text:p>500</text:p>
          </table:table-cell>
          <table:table-cell office:value-type="float" office:value="524">
            <text:p>524</text:p>
          </table:table-cell>
          <table:table-cell office:value-type="string">
            <text:p>broché</text:p>
          </table:table-cell>
          <table:table-cell office:value-type="float" office:value="2121424725">
            <text:p>2121424725</text:p>
          </table:table-cell>
          <table:table-cell office:value-type="string">
            <text:p>597-1090843271 </text:p>
          </table:table-cell>
          <table:table-cell office:value-type="float" office:value="32.9">
            <text:p>32,9</text:p>
          </table:table-cell>
          <table:table-cell office:value-type="float" office:value="3">
            <text:p>3</text:p>
          </table:table-cell>
          <table:table-cell/>
          <table:table-cell office:value-type="float" office:value="3">
            <text:p>3</text:p>
          </table:table-cell>
          <table:table-cell table:number-columns-repeated="1005"/>
        </table:table-row>
      </table:table>
      <table:table table:name="Feuille2" table:style-name="ta1" table:print="false">
        <table:table-column table:style-name="co2" table:default-cell-style-name="Default"/>
        <table:table-row table:style-name="ro3">
          <table:table-cell/>
        </table:table-row>
      </table:table>
      <table:table table:name="Feuille3" table:style-name="ta1" table:print="false">
        <table:table-column table:style-name="co2"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30/11/2016</text:date>, <text:time>15:57: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9:14:18.09</meta:creation-date>
    <dc:date>2016-11-30T15:57:59.40</dc:date>
    <meta:editing-duration>PT44M1S</meta:editing-duration>
    <meta:editing-cycles>4</meta:editing-cycles>
    <meta:generator>OpenOffice.org/3.4.1$Win32 OpenOffice.org_project/341m1$Build-9593</meta:generator>
    <meta:document-statistic meta:table-count="3" meta:cell-count="65" meta:object-count="0"/>
  </office:meta>
</office:document-meta>
</file>